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name="Sect1" text:style-name="S1">
        <text:p text:style-name="Standard"/>
        <text:p text:style-name="Standard"/>
      </text:section>
      <text:section text:name="Sect2" text:style-name="S2">
        <text:p text:style-name="Standard">-------------------------</text:p>
        <text:p text:style-name="Standard">Einleitung</text:p>
        <text:p text:style-name="Standard">Konzerte, Festivals und Raves, warscheinlich drei der am meisten besuchten veranstaltungen.</text:p>
        <text:p text:style-name="Standard">Aber wie sehr gefallen diese veranstaltungen den Besuchern eigenlich, genug um zu kommen, das ist klar, aber wie kann man den freien abend noch besser machen? In dieser Facharbeit konzentriere ich mich Hauptsächlich über technische aspekte.<text: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kob Reinert</meta:initial-creator>
    <dc:creator>Jakob Reinert</dc:creator>
    <meta:creation-date>2023-11-15T11:20:00Z</meta:creation-date>
    <dc:date>2023-11-15T12:51:00Z</dc:date>
    <meta:template xlink:href="Normal.dotm" xlink:type="simple"/>
    <meta:editing-cycles>3</meta:editing-cycles>
    <meta:editing-duration>PT0S</meta:editing-duration>
    <meta:document-statistic meta:page-count="1" meta:paragraph-count="1" meta:word-count="55" meta:character-count="403" meta:row-count="2" meta:non-whitespace-character-count="349"/>
  </office:meta>
</office:document-meta>
</file>